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ypeSystemHolder.fillUpAttributesInComplexTypesSimpleContent( Type elemType , org . apache . xmlbeans . impl . xb . xsdschema . SimpleExtensionType sExtension , String tn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TypeSystemHolder.fillUpLocalElement( Element element , org . apache . xmlbeans . impl . xb . xsdschema . LocalElement localSElement , String tns )</text:p>
          </table:table-cell>
          <table:table-cell office:value-type="float" office:value="6">
            <text:p text:style-name="Table_20_Contents">6</text:p>
          </table:table-cell>
          <table:table-cell office:value-type="float" office:value="6">
            <text:p text:style-name="Table_20_Contents">6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TypeSystemHolder.getGlobalAttribu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ypeSystemHolder.getSchemaDocuments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TypeSystemHolder.getGlobalAttribute( QName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ypeSystemHolder.getTopLevelSchemaElement( SchemaDocument schDoc , String tn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TypeSystemHolder.addGlobalType( Type typ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ypeSystemHolder.addGlobalElement( Element elem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ypeSystemHolder.getGlobalElement( QName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ypeSystemHolder.fillUpContentForComplexType( Type type , org . apache . xmlbeans . impl . xb . xsdschema . ComplexType sComplexType , String tns )</text:p>
          </table:table-cell>
          <table:table-cell office:value-type="float" office:value="8">
            <text:p text:style-name="Table_20_Contents">8</text:p>
          </table:table-cell>
          <table:table-cell office:value-type="float" office:value="11">
            <text:p text:style-name="Table_20_Contents">11</text:p>
          </table:table-cell>
          <table:table-cell office:value-type="float" office:value="39">
            <text:p text:style-name="Table_20_Contents">39</text:p>
          </table:table-cell>
        </table:table-row>
        <table:table-row>
          <table:table-cell office:value-type="string">
            <text:p text:style-name="Table_20_Contents">TypeSystemHolder.getGlobalEleme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ypeSystemHolder.addGlobalAttribute( Attribute attribut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ypeSystemHolder.fillUpGlobalElement( Element globalElement , SchemaDocument schDoc , String tn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TypeSystemHolder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TypeSystemHolder.fillUpAttributesInComplexTypesComplexContent( Type elemType , org . apache . xmlbeans . impl . xb . xsdschema . ComplexType localSComplexType , String tn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TypeSystemHolder.fillUpGlobalType( Type globalType , SchemaDocument schDoc , String t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TypeSystemHolder.fillUpGlobalAttribute( Attribute globalAttribute , SchemaDocument schDoc , String tn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TypeSystemHolder.getGlobalTyp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ypeSystemHolder.fillUpElementDocumentation( org . apache . xmlbeans . impl . xb . xsdschema . Element element , String commen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TypeSystemHolder.TypeSystemHol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ypeSystemHolder.getGlobalType( QName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ypeSystemHolder.fillUpEnumeration( Type type , org . apache . xmlbeans . impl . xb . xsdschema . Element parentSElemen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TypeSystemHolder.fillUpLocalAttribute( Attribute att , org . apache . xmlbeans . impl . xb . xsdschema . Attribute sAttribute , String tn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TypeSystemHolder.fillUpTypeOnElement( Type elemType , org . apache . xmlbeans . impl . xb . xsdschema . Element parentSElement , String tn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TypeSystemHolder.getSchemaDocumentForTNS( Map nsToSchemaDocs , String tn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